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7022" officeooo:paragraph-rsid="00157022"/>
    </style:style>
    <style:style style:name="P2" style:family="paragraph" style:parent-style-name="Standard">
      <style:text-properties officeooo:rsid="00159ddd" officeooo:paragraph-rsid="00159ddd"/>
    </style:style>
    <style:style style:name="P3" style:family="paragraph" style:parent-style-name="Standard">
      <style:text-properties officeooo:paragraph-rsid="00159ddd"/>
    </style:style>
    <style:style style:name="P4" style:family="paragraph" style:parent-style-name="Standard">
      <style:text-properties fo:font-weight="normal" officeooo:rsid="0016aa07" officeooo:paragraph-rsid="0016aa07" style:font-weight-asian="normal" style:font-weight-complex="normal"/>
    </style:style>
    <style:style style:name="P5" style:family="paragraph" style:parent-style-name="Standard">
      <style:text-properties fo:font-weight="bold" officeooo:rsid="0016aa07" officeooo:paragraph-rsid="0016aa07" style:font-weight-asian="bold" style:font-weight-complex="bold"/>
    </style:style>
    <style:style style:name="P6" style:family="paragraph" style:parent-style-name="Standard">
      <style:text-properties fo:font-weight="bold" officeooo:rsid="0016aa07" officeooo:paragraph-rsid="0016e132" style:font-weight-asian="bold" style:font-weight-complex="bold"/>
    </style:style>
    <style:style style:name="P7" style:family="paragraph" style:parent-style-name="Standard">
      <style:text-properties fo:font-weight="bold" officeooo:rsid="0016aa07" officeooo:paragraph-rsid="001e3ec0" style:font-weight-asian="bold" style:font-weight-complex="bold"/>
    </style:style>
    <style:style style:name="P8" style:family="paragraph" style:parent-style-name="Standard">
      <style:text-properties officeooo:rsid="0016e132" officeooo:paragraph-rsid="0016e132"/>
    </style:style>
    <style:style style:name="P9" style:family="paragraph" style:parent-style-name="Standard">
      <style:text-properties officeooo:rsid="00190f7e" officeooo:paragraph-rsid="00190f7e"/>
    </style:style>
    <style:style style:name="P10" style:family="paragraph" style:parent-style-name="Standard">
      <style:text-properties officeooo:rsid="00190f7e" officeooo:paragraph-rsid="001a76d7"/>
    </style:style>
    <style:style style:name="P11" style:family="paragraph" style:parent-style-name="Standard">
      <style:text-properties officeooo:rsid="001a76d7" officeooo:paragraph-rsid="001a76d7"/>
    </style:style>
    <style:style style:name="P12" style:family="paragraph" style:parent-style-name="Standard">
      <style:text-properties officeooo:rsid="001bfd3d" officeooo:paragraph-rsid="001bfd3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57022" officeooo:paragraph-rsid="00157022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2085c3" officeooo:paragraph-rsid="002085c3" style:font-weight-asian="normal" style:font-weight-complex="normal"/>
    </style:style>
    <style:style style:name="T1" style:family="text">
      <style:text-properties officeooo:rsid="00159ddd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87980" style:font-size-asian="12pt" style:font-size-complex="12pt"/>
    </style:style>
    <style:style style:name="T6" style:family="text">
      <style:text-properties style:font-name="Liberation Serif" fo:font-size="12pt" officeooo:rsid="001e3ec0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a76d7" style:font-style-asian="italic" style:font-style-complex="italic"/>
    </style:style>
    <style:style style:name="T9" style:family="text">
      <style:text-properties officeooo:rsid="001a76d7"/>
    </style:style>
    <style:style style:name="T10" style:family="text">
      <style:text-properties officeooo:rsid="001b77a7"/>
    </style:style>
    <style:style style:name="T11" style:family="text">
      <style:text-properties officeooo:rsid="001e3ec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mand: </text:span><text:span text:style-name="T2">$client-&gt;getCommand('CommandName')</text:span><text:span text:style-name="T3"> </text:span></text:p>
      <text:p text:style-name="P3"><text:span text:style-name="T3"/></text:p>
      <text:p text:style-name="P4"><text:span text:style-name="T4">create and send commands:</text:span></text:p>
      <text:p text:style-name="P5"><text:span text:style-name="T4">$client-&gt;commandName(/* params */)</text:span></text:p>
      <text:p text:style-name="P5"><text:span text:style-name="T4">$client-&gt;commandNameAsync(/* params */)</text:span></text:p>
      <text:p text:style-name="P3"/>
      <text:p text:style-name="P2"><text:span text:style-name="T3">=========</text:span></text:p>
      <text:p text:style-name="P2"><text:span text:style-name="T3"/></text:p>
      <text:p text:style-name="P13">AcceptQualificationRequest</text:p>
      <text:p text:style-name="P1"/>
      <text:p text:style-name="P7"><text:span text:style-name="T4"><text:tab/></text:span><text:span text:style-name="T5">$client-&gt;acceptQualificationRequest(</text:span><text:span text:style-name="T6">[</text:span></text:p>
      <text:p text:style-name="P7"><text:span text:style-name="T6"><text:s text:c="4"/><text:tab/><text:tab/>'IntegerValue' =&gt; &lt;integer&gt;,</text:span></text:p>
      <text:p text:style-name="P7"><text:span text:style-name="T6"><text:s text:c="4"/><text:tab/><text:tab/>'QualificationRequestId' =&gt; '&lt;string&gt;', // REQUIRED</text:span></text:p>
      <text:p text:style-name="P7"><text:span text:style-name="T6"><text:tab/>]</text:span><text:span text:style-name="T5">);</text:span></text:p>
      <text:p text:style-name="P6"><text:span text:style-name="T4"/></text:p>
      <text:p text:style-name="P8">- approves Worker’s request for a Qualification</text:p>
      <text:p text:style-name="P9">- <text:span text:style-name="T7">Qualification</text:span> – represents a Worker’s skill, ability, or reputation</text:p>
      <text:p text:style-name="P10">- <text:span text:style-name="T9">A HIT can have </text:span><text:span text:style-name="T8">Qualification</text:span><text:span text:style-name="T9"> requirements that a Worker's </text:span><text:span text:style-name="T8">Qualifications</text:span><text:span text:style-name="T9"> must meet before the Worker is allowed to accept the HIT</text:span></text:p>
      <text:p text:style-name="P11">- <text:span text:style-name="T10">Requesters can create and maintain their own Qualifications</text:span></text:p>
      <text:p text:style-name="P11"/>
      <text:p text:style-name="P12">- successful: returns with no error and an empty body <text:span text:style-name="T11">[]</text:span></text:p>
      <text:p text:style-name="P1"/>
      <text:p text:style-name="P1"/>
      <text:p text:style-name="P13">ApproveAssignment</text:p>
      <text:p text:style-name="P13"/>
      <text:p text:style-name="P14">- approves the results of a completed assignment</text:p>
      <text:p text:style-name="P14">- </text:p>
      <text:p text:style-name="P1"/>
      <text:p text:style-name="P13">AssociateQualificationWithWorker</text:p>
      <text:p text:style-name="P13"/>
      <text:p text:style-name="P13">CreateAdditionalAssignmentsForHIT</text:p>
      <text:p text:style-name="P13">CreateHIT</text:p>
      <text:p text:style-name="P13">CreateHITType</text:p>
      <text:p text:style-name="P13">CreateHITWithHITType</text:p>
      <text:p text:style-name="P13">CreateQualificationType</text:p>
      <text:p text:style-name="P13">CreateWorkerBlock</text:p>
      <text:p text:style-name="P13"/>
      <text:p text:style-name="P13">DeleteHIT</text:p>
      <text:p text:style-name="P13">DeleteQualificationType</text:p>
      <text:p text:style-name="P13">DeleteWorkerBlock</text:p>
      <text:p text:style-name="P1"/>
      <text:p text:style-name="P13">DisassociateQualificationFromWorker</text:p>
      <text:p text:style-name="P13"/>
      <text:p text:style-name="P13">GetAccountBalance</text:p>
      <text:p text:style-name="P13">GetAssignment</text:p>
      <text:p text:style-name="P13">GetFileUploadURL</text:p>
      <text:p text:style-name="P13">GetHIT</text:p>
      <text:p text:style-name="P13">GetQualificationScore</text:p>
      <text:p text:style-name="P13"><text:soft-page-break/>GetQualificationType</text:p>
      <text:p text:style-name="P13"/>
      <text:p text:style-name="P13">ListAssignmentsForHIT</text:p>
      <text:p text:style-name="P13">ListBonusPayments</text:p>
      <text:p text:style-name="P13">ListHITs</text:p>
      <text:p text:style-name="P13">ListHITsForQualificationType</text:p>
      <text:p text:style-name="P13">ListQualificationRequests</text:p>
      <text:p text:style-name="P13">ListQualificationTypes</text:p>
      <text:p text:style-name="P13">ListReviewPolicyResultsForHIT</text:p>
      <text:p text:style-name="P13">ListReviewableHITs</text:p>
      <text:p text:style-name="P13">ListWorkerBlocks</text:p>
      <text:p text:style-name="P13">ListWorkersWithQualificationType</text:p>
      <text:p text:style-name="P13"/>
      <text:p text:style-name="P13">NotifyWorkers</text:p>
      <text:p text:style-name="P13">RejectAssignment</text:p>
      <text:p text:style-name="P13">RejectQualificationRequest</text:p>
      <text:p text:style-name="P13"/>
      <text:p text:style-name="P13">SendBonus</text:p>
      <text:p text:style-name="P13">SendTestEventNotification</text:p>
      <text:p text:style-name="P13"/>
      <text:p text:style-name="P13">UpdateExpirationForHIT</text:p>
      <text:p text:style-name="P13">UpdateHITReviewStatus</text:p>
      <text:p text:style-name="P13">UpdateHITTypeOfHIT</text:p>
      <text:p text:style-name="P13">UpdateNotificationSettings</text:p>
      <text:p text:style-name="P13">UpdateQualification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21:32:19.999000000</meta:creation-date>
    <dc:date>2020-01-16T22:48:36.293000000</dc:date>
    <meta:editing-duration>PT44M38S</meta:editing-duration>
    <meta:editing-cycles>13</meta:editing-cycles>
    <meta:generator>LibreOffice/5.3.4.2$Windows_x86 LibreOffice_project/f82d347ccc0be322489bf7da61d7e4ad13fe2ff3</meta:generator>
    <meta:document-statistic meta:table-count="0" meta:image-count="0" meta:object-count="0" meta:page-count="2" meta:paragraph-count="55" meta:word-count="129" meta:character-count="1480" meta:non-whitespace-character-count="1389"/>
  </office:meta>
</office:document-meta>
</file>